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imbus Sans" style:text-underline-style="none" fo:font-weight="normal" officeooo:rsid="0004eec5" officeooo:paragraph-rsid="0004eec5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Nimbus Sans" style:text-underline-style="solid" style:text-underline-width="auto" style:text-underline-color="font-color" fo:font-weight="bold" officeooo:rsid="0004eec5" officeooo:paragraph-rsid="0004eec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imbus Sans" style:text-underline-style="solid" style:text-underline-width="auto" style:text-underline-color="font-color" fo:font-weight="bold" officeooo:rsid="0004eec5" officeooo:paragraph-rsid="0004eec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imbus Sans" style:text-underline-style="none" fo:font-weight="normal" officeooo:rsid="00064106" officeooo:paragraph-rsid="0006410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imbus Sans" style:text-underline-style="none" fo:font-weight="normal" officeooo:rsid="0007e5b4" officeooo:paragraph-rsid="0007e5b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Sans" style:text-underline-style="none" fo:font-weight="bold" officeooo:rsid="0007e5b4" officeooo:paragraph-rsid="0007e5b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510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82550"/>
    </style:style>
    <style:style style:name="T5" style:family="text">
      <style:text-properties officeooo:rsid="0008d3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lannoy Théo</text:p>
      <text:p text:style-name="P1">Cognard Hugo</text:p>
      <text:p text:style-name="P1">L3 Informatique – Groupe 3</text:p>
      <text:p text:style-name="P1"/>
      <text:p text:style-name="P2">Compte rendu TP2</text:p>
      <text:p text:style-name="P2"/>
      <text:p text:style-name="P3">Exercice 1 :</text:p>
      <text:p text:style-name="P1"/>
      <text:p text:style-name="P4">Signature du type abstrait graphe :</text:p>
      <text:p text:style-name="P4"/>
      <text:p text:style-name="P5"><text:span text:style-name="T1">Sorte</text:span> : Graphe, entier, <text:span text:style-name="T2">ensemble d’entiers, </text:span></text:p>
      <text:p text:style-name="P5"/>
      <text:p text:style-name="P6">Opérations :</text:p>
      <text:p text:style-name="P6"><text:span text:style-name="T3">-</text:span> <text:span text:style-name="T3">creerGraphe : Entier → Graphe</text:span></text:p>
      <text:p text:style-name="P5">- detruireGraphe : Graphe → <text:span text:style-name="T4">Graphe</text:span></text:p>
      <text:p text:style-name="P5">- ajouterArc : Graphe x entier x entier x entier → <text:span text:style-name="T4">Graphe </text:span></text:p>
      <text:p text:style-name="P5">- nbSommets : Graphe → entier</text:p>
      <text:p text:style-name="P5">- getPoids : Graphe x entier x entier → entier</text:p>
      <text:p text:style-name="P5">- getSuccesseurs : Graphe x entier x entier → <text:span text:style-name="T5">Ensemble d’entier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7T14:45:59.197079965</meta:creation-date>
    <dc:date>2026-04-27T15:09:58.916092760</dc:date>
    <meta:editing-duration>PT23M56S</meta:editing-duration>
    <meta:editing-cycles>8</meta:editing-cycles>
    <meta:generator>LibreOffice/25.8.5.2$Linux_X86_64 LibreOffice_project/580$Build-2</meta:generator>
    <meta:document-statistic meta:table-count="0" meta:image-count="0" meta:object-count="0" meta:page-count="1" meta:paragraph-count="14" meta:word-count="79" meta:character-count="433" meta:non-whitespace-character-count="365"/>
  </office:meta>
</office:document-meta>
</file>